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nime Title </text:p>
          </table:table-cell>
          <table:table-cell office:value-type="string" calcext:value-type="string">
            <text:p>Score </text:p>
          </table:table-cell>
          <table:table-cell office:value-type="string" calcext:value-type="string">
            <text:p>Progres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kagami no Shirayuki-hime 2nd Season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8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hikyuu Shoujo Arjuna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4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.N.Angel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25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yakkyou Burai Kaiji: Ultimate Survivor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23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itsugi no Chaika: Avenging Battle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2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imi ni Todoke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20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Lovely★Complex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19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urarihyon no Mago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18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ankare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1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in Chou Kyou Ryo: Condor Hero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-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word Art Online II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11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egamibachi Reverse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2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enshi na Konamaiki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39/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a! Megami-sama! (TV)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a! Megami-sama!: Sorezore no Tsubasa </text:p>
          </table:table-cell>
          <table:table-cell office:value-type="string" calcext:value-type="string">
            <text:p>4 <text:s/>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a! Megami-sama!: Sorezore no Tsubasa Specials </text:p>
          </table:table-cell>
          <table:table-cell office:value-type="string" calcext:value-type="string">
            <text:p>4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kagami no Shirayuki-hime </text:p>
          </table:table-cell>
          <table:table-cell office:value-type="string" calcext:value-type="string">
            <text:p>7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kira </text:p>
          </table:table-cell>
          <table:table-cell office:value-type="string" calcext:value-type="string">
            <text:p>6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ngel Beats! </text:p>
          </table:table-cell>
          <table:table-cell office:value-type="string" calcext:value-type="string">
            <text:p>5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ngel Densetsu </text:p>
          </table:table-cell>
          <table:table-cell office:value-type="string" calcext:value-type="string">
            <text:p>4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nother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lood+ </text:p>
          </table:table-cell>
          <table:table-cell office:value-type="string" calcext:value-type="string">
            <text:p>5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okusatsu Tenshi Dokuro-chan </text:p>
          </table:table-cell>
          <table:table-cell office:value-type="string" calcext:value-type="string">
            <text:p>5 <text:s/>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okusatsu Tenshi Dokuro-chan 2 </text:p>
          </table:table-cell>
          <table:table-cell office:value-type="string" calcext:value-type="string">
            <text:p>5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usou Renkin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hobits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ode Geass: Hangyaku no Lelouch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oquelicot-zaka kara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owboy Bebop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eadman Wonderland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ragon Ball </text:p>
          </table:table-cell>
          <table:table-cell office:value-type="string" calcext:value-type="string">
            <text:p>5 <text:s/>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ragon Ball GT </text:p>
          </table:table-cell>
          <table:table-cell office:value-type="string" calcext:value-type="string">
            <text:p>4 <text:s/>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ragon Ball GT: Gokuu Gaiden! Yuuki no Akashi wa Suushinchuu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ragon Ball Z </text:p>
          </table:table-cell>
          <table:table-cell office:value-type="string" calcext:value-type="string">
            <text:p>4 <text:s/>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ragon Ball Z Movie 14: Kami to Kami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ungeon ni Deai wo Motomeru no wa Machigatteiru Darou ka </text:p>
          </table:table-cell>
          <table:table-cell office:value-type="string" calcext:value-type="string">
            <text:p>5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l Cazador de la Bruja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lfen Lied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lfen Lied: Tooriame nite Arui wa, Shoujo wa Ikani Shite Sono Shinjou ni Itatta ka? - Regenschauer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rementar Gerad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ureka Seven </text:p>
          </table:table-cell>
          <table:table-cell office:value-type="string" calcext:value-type="string">
            <text:p>8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ake no Ue no Pony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edo Senki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enocyber </text:p>
          </table:table-cell>
          <table:table-cell office:value-type="string" calcext:value-type="string">
            <text:p>6 <text:s/>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irls &amp; Panzer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okusen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osick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reat Teacher Onizuka </text:p>
          </table:table-cell>
          <table:table-cell office:value-type="string" calcext:value-type="string">
            <text:p>4 <text:s/>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ellsing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igashi no Eden </text:p>
          </table:table-cell>
          <table:table-cell office:value-type="string" calcext:value-type="string">
            <text:p>4 <text:s/>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itsugi no Chaika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owl no Ugoku Shi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unter x Hunter (2011) </text:p>
          </table:table-cell>
          <table:table-cell office:value-type="string" calcext:value-type="string">
            <text:p>6 <text:s/>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JoJo no Kimyou na Bouken (TV)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ichou wa Maid-sama!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kegurui </text:p>
          </table:table-cell>
          <table:table-cell office:value-type="string" calcext:value-type="string">
            <text:p>-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misama Hajimemashita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nojo to Kanojo no Nek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rigurashi no Arrietty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rin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tanagatari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ze no Tani no Nausicaä </text:p>
          </table:table-cell>
          <table:table-cell office:value-type="string" calcext:value-type="string">
            <text:p>7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obayashi-san Chi no Maid Dragon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ono Subarashii Sekai ni Shukufuku wo! </text:p>
          </table:table-cell>
          <table:table-cell office:value-type="string" calcext:value-type="string">
            <text:p>4 <text:s/>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urenai no But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Little Witch Academia (TV) </text:p>
          </table:table-cell>
          <table:table-cell office:value-type="string" calcext:value-type="string">
            <text:p>-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Log Horizon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Lupin III: Cagliostro no Shi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gi: The Kingdom of Magic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gi: The Labyrinth of Magic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hou Shoujo Madoka★Magica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jo no Takkyuubin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idori no Hibi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imi wo Sumaseb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ondaiji-tachi ga Isekai kara Kuru Sou Desu yo? </text:p>
          </table:table-cell>
          <table:table-cell office:value-type="string" calcext:value-type="string">
            <text:p>4 <text:s/>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ononoke Hime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azo no Kanojo X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eon Genesis Evangelion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o Game No Life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ogizaka Haruka no Himitsu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moide Poroporo </text:p>
          </table:table-cell>
          <table:table-cell office:value-type="string" calcext:value-type="string">
            <text:p>6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okami Kodomo no Ame to Yuki </text:p>
          </table:table-cell>
          <table:table-cell office:value-type="string" calcext:value-type="string">
            <text:p>7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okami to Koushinryou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okami to Koushinryou II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re Monogatari!!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uran Koukou Host Club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verlord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verlord: Ple Ple Pleiades </text:p>
          </table:table-cell>
          <table:table-cell office:value-type="string" calcext:value-type="string">
            <text:p>5 <text:s/>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Princess Principal </text:p>
          </table:table-cell>
          <table:table-cell office:value-type="string" calcext:value-type="string">
            <text:p>6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Re:Zero kara Hajimeru Isekai Seikatsu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aint☆Oniisan (Movie)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crapped Princess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en to Chihiro no Kamikakushi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aman King </text:p>
          </table:table-cell>
          <table:table-cell office:value-type="string" calcext:value-type="string">
            <text:p>4 <text:s/>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ijou Saikyou no Deshi Kenichi </text:p>
          </table:table-cell>
          <table:table-cell office:value-type="string" calcext:value-type="string">
            <text:p>4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ingeki no Kyojin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layers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layers Next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layers Try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oredemo Sekai wa Utsukushii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ummer Wars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word Art Online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ales of Zestiria the X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ales of Zestiria the X: Saiyaku no Jidai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antei Gakuen Q </text:p>
          </table:table-cell>
          <table:table-cell office:value-type="string" calcext:value-type="string">
            <text:p>4 <text:s/>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egamibachi </text:p>
          </table:table-cell>
          <table:table-cell office:value-type="string" calcext:value-type="string">
            <text:p>5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enkuu no Escaflowne </text:p>
          </table:table-cell>
          <table:table-cell office:value-type="string" calcext:value-type="string">
            <text:p>6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enkuu no Shiro Laput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oaru Majutsu no Index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oki wo Kakeru Shouj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onari no Toto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oradora!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rinity Blood </text:p>
          </table:table-cell>
          <table:table-cell office:value-type="string" calcext:value-type="string">
            <text:p>7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sumiki no Ie </text:p>
          </table:table-cell>
          <table:table-cell office:value-type="string" calcext:value-type="string">
            <text:p>10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Umi ga Kikoeru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Witch Craft Works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Wizard Barristers: Benmashi Cecil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Wolf's Rain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Youkoso Jitsuryoku Shijou Shugi no Kyoushitsu e (TV)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Yuu☆Yuu☆Hakusho </text:p>
          </table:table-cell>
          <table:table-cell office:value-type="string" calcext:value-type="string">
            <text:p>4 <text:s/>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Zero no Tsukaima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yeshield 21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74/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host Hunt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4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Jinrui wa Suitai Shimashit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obato.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13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youkai no Rinne (TV)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9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Rekka no Honoo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31/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pecial 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2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ogainu no Chi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4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a! Megami-sama! (TV) Special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ccel Worl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7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ku no Han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Angel Cop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accano!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aka to Test to Shoukanju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akemonogatari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Bleach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29/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hihayafur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huunibyou demo Koi ga Shitai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lannad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Cross Ange: Tenshi to Ryuu no Rondo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ansai Bunri no Crime Edge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etective Conan Airing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7/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iabolik Lovers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Dog Day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Eureka Seven AO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Fairy Tai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Fushigi Yuug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2/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Futari wa Precur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4/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etBacker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8/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un Frontier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un x Swor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unslinger Gir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Gunsmith Cat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ajime no Ipp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etalia Axis Powers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igh School Dx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Hunter x Hunter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14/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Inu to Hasami wa Tsukaiyou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InuYash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1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Jitsu wa Watashi w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8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mi nomi zo Shiru Seka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amisama no Memochou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enpuu Denki Berserk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indaichi Shounen no Jikenb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ore wa Zombie Desu ka?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Kyou kara Maou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3/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Lupin III (2015)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gic Knight Rayearth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hou Shoujo-tai Arus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ajin Tantei Nougami Neuro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ÄR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Muteki Kanban Musum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arut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HK ni Youkoso!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ogizaka Haruka no Himitsu: Purezz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Non Non Biyori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One Piece Airing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Pokemo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Potemay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Pupa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Ranma ½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8/1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Rosario to Vampir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Rozen Maide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9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akigake!! Cromartie Kouko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amurai Champlo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amurai Flamenc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akugan no Shan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igofum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inigami no Ballad.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hinryaku! Ika Musume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oul Eater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Suki na Mono wa Suki Dakara Shou ga Nai!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7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aiho Shichau zo (TV)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3/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enjou Teng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3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onari no Kaibutsu-ku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Trigu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8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Ueki no Housok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Urusei Yatsur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Yosuga no Sora: In Solitude, Where We Are Least Alone. </text:p>
          </table:table-cell>
          <table:table-cell office:value-type="string" calcext:value-type="string">
            <text:p>- <text:s/></text:p>
          </table:table-cell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Yowamushi Peda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 - More Zero no Tsukaima: Futatsuki no Kish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12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8" table:number-rows-spanned="1">
            <text:p>Edit - More Acchi Kocchi (TV) </text:p>
          </table:table-cell>
          <table:covered-table-cell table:number-columns-repeated="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3" table:number-rows-spanned="1">
            <text:p>Edit - More Ai Yori Aoshi </text:p>
          </table:table-cell>
          <table:covered-table-cell table:number-columns-repeated="1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06"/>
        </table:table-row>
        <table:table-row table:style-name="ro1">
          <table:table-cell office:value-type="string" calcext:value-type="string" table:number-columns-spanned="18" table:number-rows-spanned="1">
            <text:p>Edit - More Akatsuki no Yona </text:p>
          </table:table-cell>
          <table:covered-table-cell table:number-columns-repeated="1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01"/>
        </table:table-row>
        <table:table-row table:style-name="ro1">
          <table:table-cell office:value-type="string" calcext:value-type="string" table:number-columns-spanned="23" table:number-rows-spanned="1">
            <text:p>Edit - More Ano Natsu de Matteru </text:p>
          </table:table-cell>
          <table:covered-table-cell table:number-columns-repeated="2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96"/>
        </table:table-row>
        <table:table-row table:style-name="ro1">
          <table:table-cell office:value-type="string" calcext:value-type="string" table:number-columns-spanned="28" table:number-rows-spanned="1">
            <text:p>Edit - More Ao no Exorcist </text:p>
          </table:table-cell>
          <table:covered-table-cell table:number-columns-repeated="2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91"/>
        </table:table-row>
        <table:table-row table:style-name="ro1">
          <table:table-cell office:value-type="string" calcext:value-type="string" table:number-columns-spanned="33" table:number-rows-spanned="1">
            <text:p>Edit - More Aoi Hana </text:p>
          </table:table-cell>
          <table:covered-table-cell table:number-columns-repeated="3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86"/>
        </table:table-row>
        <table:table-row table:style-name="ro1">
          <table:table-cell office:value-type="string" calcext:value-type="string" table:number-columns-spanned="38" table:number-rows-spanned="1">
            <text:p>Edit - More Aquarian Age: Sign for Evolution </text:p>
          </table:table-cell>
          <table:covered-table-cell table:number-columns-repeated="3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81"/>
        </table:table-row>
        <table:table-row table:style-name="ro1">
          <table:table-cell office:value-type="string" calcext:value-type="string" table:number-columns-spanned="43" table:number-rows-spanned="1">
            <text:p>Edit - More Beck </text:p>
          </table:table-cell>
          <table:covered-table-cell table:number-columns-repeated="4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76"/>
        </table:table-row>
        <table:table-row table:style-name="ro1">
          <table:table-cell office:value-type="string" calcext:value-type="string" table:number-columns-spanned="48" table:number-rows-spanned="1">
            <text:p>Edit - More Black Blood Brothers </text:p>
          </table:table-cell>
          <table:covered-table-cell table:number-columns-repeated="4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71"/>
        </table:table-row>
        <table:table-row table:style-name="ro1">
          <table:table-cell office:value-type="string" calcext:value-type="string" table:number-columns-spanned="53" table:number-rows-spanned="1">
            <text:p>Edit - More Blue Gender </text:p>
          </table:table-cell>
          <table:covered-table-cell table:number-columns-repeated="5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66"/>
        </table:table-row>
        <table:table-row table:style-name="ro1">
          <table:table-cell office:value-type="string" calcext:value-type="string" table:number-columns-spanned="58" table:number-rows-spanned="1">
            <text:p>Edit - More Bounen no Xamdou </text:p>
          </table:table-cell>
          <table:covered-table-cell table:number-columns-repeated="57"/>
          <table:table-cell office:value-type="string" calcext:value-type="string">
            <text:p>- <text:s/></text:p>
          </table:table-cell>
          <table:table-cell office:value-type="string" calcext:value-type="string">
            <text:p>ONA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61"/>
        </table:table-row>
        <table:table-row table:style-name="ro1">
          <table:table-cell office:value-type="string" calcext:value-type="string" table:number-columns-spanned="63" table:number-rows-spanned="1">
            <text:p>Edit - More Cardcaptor Sakura </text:p>
          </table:table-cell>
          <table:covered-table-cell table:number-columns-repeated="6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7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56"/>
        </table:table-row>
        <table:table-row table:style-name="ro1">
          <table:table-cell office:value-type="string" calcext:value-type="string" table:number-columns-spanned="68" table:number-rows-spanned="1">
            <text:p>Edit - More Charlotte </text:p>
          </table:table-cell>
          <table:covered-table-cell table:number-columns-repeated="6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51"/>
        </table:table-row>
        <table:table-row table:style-name="ro1">
          <table:table-cell office:value-type="string" calcext:value-type="string" table:number-columns-spanned="73" table:number-rows-spanned="1">
            <text:p>Edit - More Chirin no Suzu </text:p>
          </table:table-cell>
          <table:covered-table-cell table:number-columns-repeated="72"/>
          <table:table-cell office:value-type="string" calcext:value-type="string">
            <text:p>- <text:s/>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46"/>
        </table:table-row>
        <table:table-row table:style-name="ro1">
          <table:table-cell office:value-type="string" calcext:value-type="string" table:number-columns-spanned="78" table:number-rows-spanned="1">
            <text:p>Edit - More Cossette no Shouzou </text:p>
          </table:table-cell>
          <table:covered-table-cell table:number-columns-repeated="77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41"/>
        </table:table-row>
        <table:table-row table:style-name="ro1">
          <table:table-cell office:value-type="string" calcext:value-type="string" table:number-columns-spanned="83" table:number-rows-spanned="1">
            <text:p>Edit - More Coyote Ragtime Show </text:p>
          </table:table-cell>
          <table:covered-table-cell table:number-columns-repeated="8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36"/>
        </table:table-row>
        <table:table-row table:style-name="ro1">
          <table:table-cell office:value-type="string" calcext:value-type="string" table:number-columns-spanned="88" table:number-rows-spanned="1">
            <text:p>Edit - More Cyber City Oedo 808 </text:p>
          </table:table-cell>
          <table:covered-table-cell table:number-columns-repeated="87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31"/>
        </table:table-row>
        <table:table-row table:style-name="ro1">
          <table:table-cell office:value-type="string" calcext:value-type="string" table:number-columns-spanned="93" table:number-rows-spanned="1">
            <text:p>Edit - More Danshi Koukousei no Nichijou </text:p>
          </table:table-cell>
          <table:covered-table-cell table:number-columns-repeated="9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26"/>
        </table:table-row>
        <table:table-row table:style-name="ro1">
          <table:table-cell office:value-type="string" calcext:value-type="string" table:number-columns-spanned="98" table:number-rows-spanned="1">
            <text:p>Edit - More Darker than Black: Kuro no Keiyakusha </text:p>
          </table:table-cell>
          <table:covered-table-cell table:number-columns-repeated="9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21"/>
        </table:table-row>
        <table:table-row table:style-name="ro1">
          <table:table-cell office:value-type="string" calcext:value-type="string" table:number-columns-spanned="103" table:number-rows-spanned="1">
            <text:p>Edit - More Earthian </text:p>
          </table:table-cell>
          <table:covered-table-cell table:number-columns-repeated="102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16"/>
        </table:table-row>
        <table:table-row table:style-name="ro1">
          <table:table-cell office:value-type="string" calcext:value-type="string" table:number-columns-spanned="108" table:number-rows-spanned="1">
            <text:p>Edit - More Eikoku Koi Monogatari Emma </text:p>
          </table:table-cell>
          <table:covered-table-cell table:number-columns-repeated="10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11"/>
        </table:table-row>
        <table:table-row table:style-name="ro1">
          <table:table-cell office:value-type="string" calcext:value-type="string" table:number-columns-spanned="113" table:number-rows-spanned="1">
            <text:p>Edit - More Fate/stay night </text:p>
          </table:table-cell>
          <table:covered-table-cell table:number-columns-repeated="11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06"/>
        </table:table-row>
        <table:table-row table:style-name="ro1">
          <table:table-cell office:value-type="string" calcext:value-type="string" table:number-columns-spanned="118" table:number-rows-spanned="1">
            <text:p>Edit - More Fire Tripper </text:p>
          </table:table-cell>
          <table:covered-table-cell table:number-columns-repeated="117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01"/>
        </table:table-row>
        <table:table-row table:style-name="ro1">
          <table:table-cell office:value-type="string" calcext:value-type="string" table:number-columns-spanned="123" table:number-rows-spanned="1">
            <text:p>Edit - More Fractale </text:p>
          </table:table-cell>
          <table:covered-table-cell table:number-columns-repeated="12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96"/>
        </table:table-row>
        <table:table-row table:style-name="ro1">
          <table:table-cell office:value-type="string" calcext:value-type="string" table:number-columns-spanned="128" table:number-rows-spanned="1">
            <text:p>Edit - More Fushigi no Umi no Nadia </text:p>
          </table:table-cell>
          <table:covered-table-cell table:number-columns-repeated="12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91"/>
        </table:table-row>
        <table:table-row table:style-name="ro1">
          <table:table-cell office:value-type="string" calcext:value-type="string" table:number-columns-spanned="133" table:number-rows-spanned="1">
            <text:p>Edit - More Gakusen Toshi Asterisk </text:p>
          </table:table-cell>
          <table:covered-table-cell table:number-columns-repeated="13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86"/>
        </table:table-row>
        <table:table-row table:style-name="ro1">
          <table:table-cell office:value-type="string" calcext:value-type="string" table:number-columns-spanned="138" table:number-rows-spanned="1">
            <text:p>Edit - More Gensoumaden Saiyuuki </text:p>
          </table:table-cell>
          <table:covered-table-cell table:number-columns-repeated="13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5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81"/>
        </table:table-row>
        <table:table-row table:style-name="ro1">
          <table:table-cell office:value-type="string" calcext:value-type="string" table:number-columns-spanned="143" table:number-rows-spanned="1">
            <text:p>Edit - More Ginga Eiyuu Densetsu </text:p>
          </table:table-cell>
          <table:covered-table-cell table:number-columns-repeated="142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11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76"/>
        </table:table-row>
        <table:table-row table:style-name="ro1">
          <table:table-cell office:value-type="string" calcext:value-type="string" table:number-columns-spanned="148" table:number-rows-spanned="1">
            <text:p>Edit - More Gintama </text:p>
          </table:table-cell>
          <table:covered-table-cell table:number-columns-repeated="14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0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71"/>
        </table:table-row>
        <table:table-row table:style-name="ro1">
          <table:table-cell office:value-type="string" calcext:value-type="string" table:number-columns-spanned="153" table:number-rows-spanned="1">
            <text:p>Edit - More Golden Boy </text:p>
          </table:table-cell>
          <table:covered-table-cell table:number-columns-repeated="152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66"/>
        </table:table-row>
        <table:table-row table:style-name="ro1">
          <table:table-cell office:value-type="string" calcext:value-type="string" table:number-columns-spanned="158" table:number-rows-spanned="1">
            <text:p>Edit - More Golden Time </text:p>
          </table:table-cell>
          <table:covered-table-cell table:number-columns-repeated="15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61"/>
        </table:table-row>
        <table:table-row table:style-name="ro1">
          <table:table-cell office:value-type="string" calcext:value-type="string" table:number-columns-spanned="163" table:number-rows-spanned="1">
            <text:p>Edit - More Guilty Crown </text:p>
          </table:table-cell>
          <table:covered-table-cell table:number-columns-repeated="16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56"/>
        </table:table-row>
        <table:table-row table:style-name="ro1">
          <table:table-cell office:value-type="string" calcext:value-type="string" table:number-columns-spanned="168" table:number-rows-spanned="1">
            <text:p>Edit - More Gungrave </text:p>
          </table:table-cell>
          <table:covered-table-cell table:number-columns-repeated="16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51"/>
        </table:table-row>
        <table:table-row table:style-name="ro1">
          <table:table-cell office:value-type="string" calcext:value-type="string" table:number-columns-spanned="173" table:number-rows-spanned="1">
            <text:p>Edit - More Hai to Gensou no Grimgar </text:p>
          </table:table-cell>
          <table:covered-table-cell table:number-columns-repeated="17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46"/>
        </table:table-row>
        <table:table-row table:style-name="ro1">
          <table:table-cell office:value-type="string" calcext:value-type="string" table:number-columns-spanned="178" table:number-rows-spanned="1">
            <text:p>Edit - More Haibane Renmei </text:p>
          </table:table-cell>
          <table:covered-table-cell table:number-columns-repeated="17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41"/>
        </table:table-row>
        <table:table-row table:style-name="ro1">
          <table:table-cell office:value-type="string" calcext:value-type="string" table:number-columns-spanned="183" table:number-rows-spanned="1">
            <text:p>Edit - More Hamatora The Animation </text:p>
          </table:table-cell>
          <table:covered-table-cell table:number-columns-repeated="18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36"/>
        </table:table-row>
        <table:table-row table:style-name="ro1">
          <table:table-cell office:value-type="string" calcext:value-type="string" table:number-columns-spanned="188" table:number-rows-spanned="1">
            <text:p>Edit - More Hanasakeru Seishounen </text:p>
          </table:table-cell>
          <table:covered-table-cell table:number-columns-repeated="18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31"/>
        </table:table-row>
        <table:table-row table:style-name="ro1">
          <table:table-cell office:value-type="string" calcext:value-type="string" table:number-columns-spanned="193" table:number-rows-spanned="1">
            <text:p>Edit - More Heppoko Jikken Animation Excel♥Saga </text:p>
          </table:table-cell>
          <table:covered-table-cell table:number-columns-repeated="19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26"/>
        </table:table-row>
        <table:table-row table:style-name="ro1">
          <table:table-cell office:value-type="string" calcext:value-type="string" table:number-columns-spanned="198" table:number-rows-spanned="1">
            <text:p>Edit - More Hiatari Ryoukou! </text:p>
          </table:table-cell>
          <table:covered-table-cell table:number-columns-repeated="19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48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21"/>
        </table:table-row>
        <table:table-row table:style-name="ro1">
          <table:table-cell office:value-type="string" calcext:value-type="string" table:number-columns-spanned="203" table:number-rows-spanned="1">
            <text:p>Edit - More Hokuto no Ken </text:p>
          </table:table-cell>
          <table:covered-table-cell table:number-columns-repeated="20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0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16"/>
        </table:table-row>
        <table:table-row table:style-name="ro1">
          <table:table-cell office:value-type="string" calcext:value-type="string" table:number-columns-spanned="208" table:number-rows-spanned="1">
            <text:p>Edit - More Hourou Musuko </text:p>
          </table:table-cell>
          <table:covered-table-cell table:number-columns-repeated="20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11"/>
        </table:table-row>
        <table:table-row table:style-name="ro1">
          <table:table-cell office:value-type="string" calcext:value-type="string" table:number-columns-spanned="213" table:number-rows-spanned="1">
            <text:p>Edit - More Hyouka </text:p>
          </table:table-cell>
          <table:covered-table-cell table:number-columns-repeated="21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06"/>
        </table:table-row>
        <table:table-row table:style-name="ro1">
          <table:table-cell office:value-type="string" calcext:value-type="string" table:number-columns-spanned="218" table:number-rows-spanned="1">
            <text:p>Edit - More Ima, Soko ni Iru Boku </text:p>
          </table:table-cell>
          <table:covered-table-cell table:number-columns-repeated="21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01"/>
        </table:table-row>
        <table:table-row table:style-name="ro1">
          <table:table-cell office:value-type="string" calcext:value-type="string" table:number-columns-spanned="223" table:number-rows-spanned="1">
            <text:p>Edit - More Inaka Isha </text:p>
          </table:table-cell>
          <table:covered-table-cell table:number-columns-repeated="222"/>
          <table:table-cell office:value-type="string" calcext:value-type="string">
            <text:p>- <text:s/>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96"/>
        </table:table-row>
        <table:table-row table:style-name="ro1">
          <table:table-cell office:value-type="string" calcext:value-type="string" table:number-columns-spanned="228" table:number-rows-spanned="1">
            <text:p>Edit - More Juuni Kokuki </text:p>
          </table:table-cell>
          <table:covered-table-cell table:number-columns-repeated="22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4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91"/>
        </table:table-row>
        <table:table-row table:style-name="ro1">
          <table:table-cell office:value-type="string" calcext:value-type="string" table:number-columns-spanned="233" table:number-rows-spanned="1">
            <text:p>Edit - More Kachou no Koi </text:p>
          </table:table-cell>
          <table:covered-table-cell table:number-columns-repeated="232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86"/>
        </table:table-row>
        <table:table-row table:style-name="ro1">
          <table:table-cell office:value-type="string" calcext:value-type="string" table:number-columns-spanned="238" table:number-rows-spanned="1">
            <text:p>Edit - More Kamisama Hajimemashita◎ </text:p>
          </table:table-cell>
          <table:covered-table-cell table:number-columns-repeated="23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81"/>
        </table:table-row>
        <table:table-row table:style-name="ro1">
          <table:table-cell office:value-type="string" calcext:value-type="string" table:number-columns-spanned="243" table:number-rows-spanned="1">
            <text:p>Edit - More Kareshi Kanojo no Jijou </text:p>
          </table:table-cell>
          <table:covered-table-cell table:number-columns-repeated="24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76"/>
        </table:table-row>
        <table:table-row table:style-name="ro1">
          <table:table-cell office:value-type="string" calcext:value-type="string" table:number-columns-spanned="248" table:number-rows-spanned="1">
            <text:p>Edit - More Karneval (TV) </text:p>
          </table:table-cell>
          <table:covered-table-cell table:number-columns-repeated="24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71"/>
        </table:table-row>
        <table:table-row table:style-name="ro1">
          <table:table-cell office:value-type="string" calcext:value-type="string" table:number-columns-spanned="253" table:number-rows-spanned="1">
            <text:p>Edit - More Kaze no Stigma </text:p>
          </table:table-cell>
          <table:covered-table-cell table:number-columns-repeated="25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66"/>
        </table:table-row>
        <table:table-row table:style-name="ro1">
          <table:table-cell office:value-type="string" calcext:value-type="string" table:number-columns-spanned="258" table:number-rows-spanned="1">
            <text:p>Edit - More Kekkaishi </text:p>
          </table:table-cell>
          <table:covered-table-cell table:number-columns-repeated="25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5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61"/>
        </table:table-row>
        <table:table-row table:style-name="ro1">
          <table:table-cell office:value-type="string" calcext:value-type="string" table:number-columns-spanned="263" table:number-rows-spanned="1">
            <text:p>Edit - More Kimi ga Nozomu Eien </text:p>
          </table:table-cell>
          <table:covered-table-cell table:number-columns-repeated="26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56"/>
        </table:table-row>
        <table:table-row table:style-name="ro1">
          <table:table-cell office:value-type="string" calcext:value-type="string" table:number-columns-spanned="268" table:number-rows-spanned="1">
            <text:p>Edit - More Kimikiss Pure Rouge </text:p>
          </table:table-cell>
          <table:covered-table-cell table:number-columns-repeated="26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51"/>
        </table:table-row>
        <table:table-row table:style-name="ro1">
          <table:table-cell office:value-type="string" calcext:value-type="string" table:number-columns-spanned="273" table:number-rows-spanned="1">
            <text:p>Edit - More Kino no Tabi: The Beautiful World </text:p>
          </table:table-cell>
          <table:covered-table-cell table:number-columns-repeated="27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46"/>
        </table:table-row>
        <table:table-row table:style-name="ro1">
          <table:table-cell office:value-type="string" calcext:value-type="string" table:number-columns-spanned="278" table:number-rows-spanned="1">
            <text:p>Edit - More Knight's &amp; Magic </text:p>
          </table:table-cell>
          <table:covered-table-cell table:number-columns-repeated="27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41"/>
        </table:table-row>
        <table:table-row table:style-name="ro1">
          <table:table-cell office:value-type="string" calcext:value-type="string" table:number-columns-spanned="283" table:number-rows-spanned="1">
            <text:p>Edit - More Kokoro Connect </text:p>
          </table:table-cell>
          <table:covered-table-cell table:number-columns-repeated="28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36"/>
        </table:table-row>
        <table:table-row table:style-name="ro1">
          <table:table-cell office:value-type="string" calcext:value-type="string" table:number-columns-spanned="288" table:number-rows-spanned="1">
            <text:p>Edit - More Kono Danshi, Ningyo Hiroimashita. </text:p>
          </table:table-cell>
          <table:covered-table-cell table:number-columns-repeated="287"/>
          <table:table-cell office:value-type="string" calcext:value-type="string">
            <text:p>- <text:s/>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31"/>
        </table:table-row>
        <table:table-row table:style-name="ro1">
          <table:table-cell office:value-type="string" calcext:value-type="string" table:number-columns-spanned="293" table:number-rows-spanned="1">
            <text:p>Edit - More Kotonoha no Niwa </text:p>
          </table:table-cell>
          <table:covered-table-cell table:number-columns-repeated="292"/>
          <table:table-cell office:value-type="string" calcext:value-type="string">
            <text:p>- <text:s/>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26"/>
        </table:table-row>
        <table:table-row table:style-name="ro1">
          <table:table-cell office:value-type="string" calcext:value-type="string" table:number-columns-spanned="298" table:number-rows-spanned="1">
            <text:p>Edit - More Kyoukai no Kanata </text:p>
          </table:table-cell>
          <table:covered-table-cell table:number-columns-repeated="29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21"/>
        </table:table-row>
        <table:table-row table:style-name="ro1">
          <table:table-cell office:value-type="string" calcext:value-type="string" table:number-columns-spanned="303" table:number-rows-spanned="1">
            <text:p>Edit - More Last Exile </text:p>
          </table:table-cell>
          <table:covered-table-cell table:number-columns-repeated="30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14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16"/>
        </table:table-row>
        <table:table-row table:style-name="ro1">
          <table:table-cell office:value-type="string" calcext:value-type="string" table:number-columns-spanned="308" table:number-rows-spanned="1">
            <text:p>Edit - More Love Stage!! </text:p>
          </table:table-cell>
          <table:covered-table-cell table:number-columns-repeated="30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11"/>
        </table:table-row>
        <table:table-row table:style-name="ro1">
          <table:table-cell office:value-type="string" calcext:value-type="string" table:number-columns-spanned="313" table:number-rows-spanned="1">
            <text:p>Edit - More Made in Abyss </text:p>
          </table:table-cell>
          <table:covered-table-cell table:number-columns-repeated="31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06"/>
        </table:table-row>
        <table:table-row table:style-name="ro1">
          <table:table-cell office:value-type="string" calcext:value-type="string" table:number-columns-spanned="318" table:number-rows-spanned="1">
            <text:p>Edit - More Mahou Sensei Negima! </text:p>
          </table:table-cell>
          <table:covered-table-cell table:number-columns-repeated="31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01"/>
        </table:table-row>
        <table:table-row table:style-name="ro1">
          <table:table-cell office:value-type="string" calcext:value-type="string" table:number-columns-spanned="323" table:number-rows-spanned="1">
            <text:p>Edit - More Mahouka Koukou no Rettousei </text:p>
          </table:table-cell>
          <table:covered-table-cell table:number-columns-repeated="32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96"/>
        </table:table-row>
        <table:table-row table:style-name="ro1">
          <table:table-cell office:value-type="string" calcext:value-type="string" table:number-columns-spanned="328" table:number-rows-spanned="1">
            <text:p>Edit - More Masamune-kun no Revenge </text:p>
          </table:table-cell>
          <table:covered-table-cell table:number-columns-repeated="32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91"/>
        </table:table-row>
        <table:table-row table:style-name="ro1">
          <table:table-cell office:value-type="string" calcext:value-type="string" table:number-columns-spanned="333" table:number-rows-spanned="1">
            <text:p>Edit - More Master Keaton </text:p>
          </table:table-cell>
          <table:covered-table-cell table:number-columns-repeated="33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86"/>
        </table:table-row>
        <table:table-row table:style-name="ro1">
          <table:table-cell office:value-type="string" calcext:value-type="string" table:number-columns-spanned="338" table:number-rows-spanned="1">
            <text:p>Edit - More Mayoi Neko Overrun! </text:p>
          </table:table-cell>
          <table:covered-table-cell table:number-columns-repeated="33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81"/>
        </table:table-row>
        <table:table-row table:style-name="ro1">
          <table:table-cell office:value-type="string" calcext:value-type="string" table:number-columns-spanned="343" table:number-rows-spanned="1">
            <text:p>Edit - More Mirai Shounen Conan </text:p>
          </table:table-cell>
          <table:covered-table-cell table:number-columns-repeated="34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76"/>
        </table:table-row>
        <table:table-row table:style-name="ro1">
          <table:table-cell office:value-type="string" calcext:value-type="string" table:number-columns-spanned="348" table:number-rows-spanned="1">
            <text:p>Edit - More Narutaru: Mukuro Naru Hoshi Tama Taru Ko </text:p>
          </table:table-cell>
          <table:covered-table-cell table:number-columns-repeated="34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71"/>
        </table:table-row>
        <table:table-row table:style-name="ro1">
          <table:table-cell office:value-type="string" calcext:value-type="string" table:number-columns-spanned="353" table:number-rows-spanned="1">
            <text:p>Edit - More Nichijou </text:p>
          </table:table-cell>
          <table:covered-table-cell table:number-columns-repeated="35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66"/>
        </table:table-row>
        <table:table-row table:style-name="ro1">
          <table:table-cell office:value-type="string" calcext:value-type="string" table:number-columns-spanned="358" table:number-rows-spanned="1">
            <text:p>Edit - More Nobunaga the Fool </text:p>
          </table:table-cell>
          <table:covered-table-cell table:number-columns-repeated="35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61"/>
        </table:table-row>
        <table:table-row table:style-name="ro1">
          <table:table-cell office:value-type="string" calcext:value-type="string" table:number-columns-spanned="363" table:number-rows-spanned="1">
            <text:p>Edit - More Nodame Cantabile </text:p>
          </table:table-cell>
          <table:covered-table-cell table:number-columns-repeated="36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56"/>
        </table:table-row>
        <table:table-row table:style-name="ro1">
          <table:table-cell office:value-type="string" calcext:value-type="string" table:number-columns-spanned="368" table:number-rows-spanned="1">
            <text:p>Edit - More Paradise Kiss </text:p>
          </table:table-cell>
          <table:covered-table-cell table:number-columns-repeated="36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51"/>
        </table:table-row>
        <table:table-row table:style-name="ro1">
          <table:table-cell office:value-type="string" calcext:value-type="string" table:number-columns-spanned="373" table:number-rows-spanned="1">
            <text:p>Edit - More Planetes </text:p>
          </table:table-cell>
          <table:covered-table-cell table:number-columns-repeated="37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46"/>
        </table:table-row>
        <table:table-row table:style-name="ro1">
          <table:table-cell office:value-type="string" calcext:value-type="string" table:number-columns-spanned="378" table:number-rows-spanned="1">
            <text:p>Edit - More Princess Tutu </text:p>
          </table:table-cell>
          <table:covered-table-cell table:number-columns-repeated="37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38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41"/>
        </table:table-row>
        <table:table-row table:style-name="ro1">
          <table:table-cell office:value-type="string" calcext:value-type="string" table:number-columns-spanned="383" table:number-rows-spanned="1">
            <text:p>Edit - More Psycho-Pass </text:p>
          </table:table-cell>
          <table:covered-table-cell table:number-columns-repeated="38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36"/>
        </table:table-row>
        <table:table-row table:style-name="ro1">
          <table:table-cell office:value-type="string" calcext:value-type="string" table:number-columns-spanned="388" table:number-rows-spanned="1">
            <text:p>Edit - More Rainbow: Nisha Rokubou no Shichinin </text:p>
          </table:table-cell>
          <table:covered-table-cell table:number-columns-repeated="38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31"/>
        </table:table-row>
        <table:table-row table:style-name="ro1">
          <table:table-cell office:value-type="string" calcext:value-type="string" table:number-columns-spanned="393" table:number-rows-spanned="1">
            <text:p>Edit - More Rakudai Kishi no Cavalry </text:p>
          </table:table-cell>
          <table:covered-table-cell table:number-columns-repeated="39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26"/>
        </table:table-row>
        <table:table-row table:style-name="ro1">
          <table:table-cell office:value-type="string" calcext:value-type="string" table:number-columns-spanned="398" table:number-rows-spanned="1">
            <text:p>Edit - More Rokka no Yuusha </text:p>
          </table:table-cell>
          <table:covered-table-cell table:number-columns-repeated="39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21"/>
        </table:table-row>
        <table:table-row table:style-name="ro1">
          <table:table-cell office:value-type="string" calcext:value-type="string" table:number-columns-spanned="403" table:number-rows-spanned="1">
            <text:p>Edit - More Saishuu Heiki Kanojo </text:p>
          </table:table-cell>
          <table:covered-table-cell table:number-columns-repeated="40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16"/>
        </table:table-row>
        <table:table-row table:style-name="ro1">
          <table:table-cell office:value-type="string" calcext:value-type="string" table:number-columns-spanned="408" table:number-rows-spanned="1">
            <text:p>Edit - More Saiunkoku Monogatari </text:p>
          </table:table-cell>
          <table:covered-table-cell table:number-columns-repeated="40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11"/>
        </table:table-row>
        <table:table-row table:style-name="ro1">
          <table:table-cell office:value-type="string" calcext:value-type="string" table:number-columns-spanned="413" table:number-rows-spanned="1">
            <text:p>Edit - More Sakasama no Patema </text:p>
          </table:table-cell>
          <table:covered-table-cell table:number-columns-repeated="412"/>
          <table:table-cell office:value-type="string" calcext:value-type="string">
            <text:p>- <text:s/>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06"/>
        </table:table-row>
        <table:table-row table:style-name="ro1">
          <table:table-cell office:value-type="string" calcext:value-type="string" table:number-columns-spanned="418" table:number-rows-spanned="1">
            <text:p>Edit - More Seirei no Moribito </text:p>
          </table:table-cell>
          <table:covered-table-cell table:number-columns-repeated="41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01"/>
        </table:table-row>
        <table:table-row table:style-name="ro1">
          <table:table-cell office:value-type="string" calcext:value-type="string" table:number-columns-spanned="423" table:number-rows-spanned="1">
            <text:p>Edit - More Sennen Joyuu </text:p>
          </table:table-cell>
          <table:covered-table-cell table:number-columns-repeated="422"/>
          <table:table-cell office:value-type="string" calcext:value-type="string">
            <text:p>- <text:s/>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96"/>
        </table:table-row>
        <table:table-row table:style-name="ro1">
          <table:table-cell office:value-type="string" calcext:value-type="string" table:number-columns-spanned="428" table:number-rows-spanned="1">
            <text:p>Edit - More Serial Experiments Lain </text:p>
          </table:table-cell>
          <table:covered-table-cell table:number-columns-repeated="42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91"/>
        </table:table-row>
        <table:table-row table:style-name="ro1">
          <table:table-cell office:value-type="string" calcext:value-type="string" table:number-columns-spanned="433" table:number-rows-spanned="1">
            <text:p>Edit - More Seto no Hanayome </text:p>
          </table:table-cell>
          <table:covered-table-cell table:number-columns-repeated="43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86"/>
        </table:table-row>
        <table:table-row table:style-name="ro1">
          <table:table-cell office:value-type="string" calcext:value-type="string" table:number-columns-spanned="438" table:number-rows-spanned="1">
            <text:p>Edit - More Shigatsu wa Kimi no Uso </text:p>
          </table:table-cell>
          <table:covered-table-cell table:number-columns-repeated="43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81"/>
        </table:table-row>
        <table:table-row table:style-name="ro1">
          <table:table-cell office:value-type="string" calcext:value-type="string" table:number-columns-spanned="443" table:number-rows-spanned="1">
            <text:p>Edit - More Shigurui </text:p>
          </table:table-cell>
          <table:covered-table-cell table:number-columns-repeated="44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76"/>
        </table:table-row>
        <table:table-row table:style-name="ro1">
          <table:table-cell office:value-type="string" calcext:value-type="string" table:number-columns-spanned="448" table:number-rows-spanned="1">
            <text:p>Edit - More Shingeki no Bahamut: Genesis </text:p>
          </table:table-cell>
          <table:covered-table-cell table:number-columns-repeated="44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71"/>
        </table:table-row>
        <table:table-row table:style-name="ro1">
          <table:table-cell office:value-type="string" calcext:value-type="string" table:number-columns-spanned="453" table:number-rows-spanned="1">
            <text:p>Edit - More Shinsekai yori </text:p>
          </table:table-cell>
          <table:covered-table-cell table:number-columns-repeated="45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66"/>
        </table:table-row>
        <table:table-row table:style-name="ro1">
          <table:table-cell office:value-type="string" calcext:value-type="string" table:number-columns-spanned="458" table:number-rows-spanned="1">
            <text:p>Edit - More Shoujo Kakumei Utena </text:p>
          </table:table-cell>
          <table:covered-table-cell table:number-columns-repeated="45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61"/>
        </table:table-row>
        <table:table-row table:style-name="ro1">
          <table:table-cell office:value-type="string" calcext:value-type="string" table:number-columns-spanned="463" table:number-rows-spanned="1">
            <text:p>Edit - More Shugo Chara! </text:p>
          </table:table-cell>
          <table:covered-table-cell table:number-columns-repeated="46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5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56"/>
        </table:table-row>
        <table:table-row table:style-name="ro1">
          <table:table-cell office:value-type="string" calcext:value-type="string" table:number-columns-spanned="468" table:number-rows-spanned="1">
            <text:p>Edit - More Sora wo Miageru Shoujo no Hitomi ni Utsuru Sekai </text:p>
          </table:table-cell>
          <table:covered-table-cell table:number-columns-repeated="46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51"/>
        </table:table-row>
        <table:table-row table:style-name="ro1">
          <table:table-cell office:value-type="string" calcext:value-type="string" table:number-columns-spanned="473" table:number-rows-spanned="1">
            <text:p>Edit - More Steins;Gate </text:p>
          </table:table-cell>
          <table:covered-table-cell table:number-columns-repeated="47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46"/>
        </table:table-row>
        <table:table-row table:style-name="ro1">
          <table:table-cell office:value-type="string" calcext:value-type="string" table:number-columns-spanned="478" table:number-rows-spanned="1">
            <text:p>Edit - More Sukitte Ii na yo. </text:p>
          </table:table-cell>
          <table:covered-table-cell table:number-columns-repeated="47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41"/>
        </table:table-row>
        <table:table-row table:style-name="ro1">
          <table:table-cell office:value-type="string" calcext:value-type="string" table:number-columns-spanned="483" table:number-rows-spanned="1">
            <text:p>Edit - More Tokyo Godfathers </text:p>
          </table:table-cell>
          <table:covered-table-cell table:number-columns-repeated="482"/>
          <table:table-cell office:value-type="string" calcext:value-type="string">
            <text:p>- <text:s/>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36"/>
        </table:table-row>
        <table:table-row table:style-name="ro1">
          <table:table-cell office:value-type="string" calcext:value-type="string" table:number-columns-spanned="488" table:number-rows-spanned="1">
            <text:p>Edit - More Toshokan Sensou </text:p>
          </table:table-cell>
          <table:covered-table-cell table:number-columns-repeated="48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31"/>
        </table:table-row>
        <table:table-row table:style-name="ro1">
          <table:table-cell office:value-type="string" calcext:value-type="string" table:number-columns-spanned="493" table:number-rows-spanned="1">
            <text:p>Edit - More True Tears </text:p>
          </table:table-cell>
          <table:covered-table-cell table:number-columns-repeated="49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26"/>
        </table:table-row>
        <table:table-row table:style-name="ro1">
          <table:table-cell office:value-type="string" calcext:value-type="string" table:number-columns-spanned="498" table:number-rows-spanned="1">
            <text:p>Edit - More Vampire Knight </text:p>
          </table:table-cell>
          <table:covered-table-cell table:number-columns-repeated="49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21"/>
        </table:table-row>
        <table:table-row table:style-name="ro1">
          <table:table-cell office:value-type="string" calcext:value-type="string" table:number-columns-spanned="503" table:number-rows-spanned="1">
            <text:p>Edit - More Versailles no Bara </text:p>
          </table:table-cell>
          <table:covered-table-cell table:number-columns-repeated="50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4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16"/>
        </table:table-row>
        <table:table-row table:style-name="ro1">
          <table:table-cell office:value-type="string" calcext:value-type="string" table:number-columns-spanned="508" table:number-rows-spanned="1">
            <text:p>Edit - More Violet Evergarden </text:p>
          </table:table-cell>
          <table:covered-table-cell table:number-columns-repeated="507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11"/>
        </table:table-row>
        <table:table-row table:style-name="ro1">
          <table:table-cell office:value-type="string" calcext:value-type="string" table:number-columns-spanned="513" table:number-rows-spanned="1">
            <text:p>Edit - More Yamato Nadeshiko Shichihenge♥ </text:p>
          </table:table-cell>
          <table:covered-table-cell table:number-columns-repeated="512"/>
          <table:table-cell office:value-type="string" calcext:value-type="string">
            <text:p>- <text:s/>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06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14:20.671050975</meta:creation-date>
    <dc:date>2018-06-24T11:18:30.737084822</dc:date>
    <meta:editing-duration>PT4M9S</meta:editing-duration>
    <meta:editing-cycles>6</meta:editing-cycles>
    <meta:generator>LibreOffice/6.0.3.2$Linux_X86_64 LibreOffice_project/00m0$Build-2</meta:generator>
    <meta:document-statistic meta:table-count="1" meta:cell-count="1221" meta:object-count="0"/>
  </office:meta>
</office:document-meta>
</file>